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60000039442F69B17.png" manifest:media-type="image/png"/>
  <manifest:file-entry manifest:full-path="Pictures/10000201000001F4000001F4F0317D4C.png" manifest:media-type="image/png"/>
  <manifest:file-entry manifest:full-path="Pictures/1000000000000372000002BAD29F5F93.png" manifest:media-type="image/png"/>
  <manifest:file-entry manifest:full-path="Pictures/100000000000012500000173EC5960A0.png" manifest:media-type="image/png"/>
  <manifest:file-entry manifest:full-path="Pictures/10000000000001D60000018236467958.png" manifest:media-type="image/png"/>
  <manifest:file-entry manifest:full-path="Pictures/10000000000001CA000001605AAC5B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ff" fo:font-size="15pt" fo:font-weight="bold" officeooo:rsid="000a557e" officeooo:paragraph-rsid="000a557e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0000ff" fo:font-size="15pt" fo:font-weight="bold" officeooo:rsid="000a557e" officeooo:paragraph-rsid="000a557e" style:font-size-asian="15pt" style:font-weight-asian="bold" style:font-size-complex="15pt" style:font-weight-complex="bold"/>
    </style:style>
    <style:style style:name="P5" style:family="paragraph" style:parent-style-name="BrightBlue_7e_LT_7e_Titel">
      <style:paragraph-properties fo:margin-left="0.7874in" fo:margin-right="0in" fo:text-align="center" style:justify-single-word="false" fo:text-indent="0in" style:auto-text-indent="false"/>
      <style:text-properties fo:color="#0000ff" style:font-name="Liberation Sans1" fo:font-size="35.5pt" fo:font-weight="bold" style:font-size-asian="35.5pt" style:font-weight-asian="bold" style:font-weight-complex="bold"/>
    </style:style>
    <style:style style:name="P6" style:family="paragraph">
      <style:paragraph-properties fo:text-align="center"/>
      <style:text-properties style:use-window-font-color="true"/>
    </style:style>
    <style:style style:name="gr1" style:family="graphic">
      <style:graphic-properties draw:stroke="none" draw:stroke-dash="Dashed_20__28_var_29__20_4" svg:stroke-width="0.0201in" draw:marker-start-width="0.1098in" draw:marker-end-width="0.1098in" draw:fill="none" draw:fill-image-width="0in" draw:fill-image-height="0in" draw:textarea-vertical-align="middle" draw:shadow-offset-x="0.0799in" draw:shadow-offset-y="0.0799in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6" svg:stroke-width="0.0201in" draw:marker-start-width="0.1098in" draw:marker-end-width="0.1098in" draw:fill="none" draw:fill-image-width="0in" draw:fill-image-height="0in" draw:textarea-vertical-align="middle" draw:shadow-offset-x="0.0799in" draw:shadow-offset-y="0.0799in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ed_20__28_var_29__20_9" svg:stroke-width="0.0201in" draw:marker-start-width="0.1098in" draw:marker-end-width="0.1098in" draw:fill="none" draw:fill-image-width="0in" draw:fill-image-height="0in" draw:textarea-vertical-align="middle" draw:shadow-offset-x="0.0799in" draw:shadow-offset-y="0.0799in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draw:stroke-dash="Dashed_20__28_var_29__20_10" svg:stroke-width="0.0201in" draw:marker-start-width="0.1098in" draw:marker-end-width="0.1098in" draw:fill="none" draw:fill-image-width="0in" draw:fill-image-height="0in" draw:textarea-vertical-align="middle" draw:shadow-offset-x="0.0799in" draw:shadow-offset-y="0.0799in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draw:stroke-dash="Dashed_20__28_var_29__20_11" svg:stroke-width="0.0201in" draw:marker-start-width="0.1098in" draw:marker-end-width="0.1098in" draw:fill="none" draw:fill-image-width="0in" draw:fill-image-height="0in" draw:textarea-vertical-align="middle" draw:shadow-offset-x="0.0799in" draw:shadow-offset-y="0.0799in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draw:stroke-dash="Dashed_20__28_var_29__20_12" svg:stroke-width="0.0201in" svg:stroke-color="#b84700" draw:marker-start-width="0.1098in" draw:marker-end-width="0.1098in" draw:fill="none" draw:fill-image-width="0in" draw:fill-image-height="0in" draw:textarea-horizontal-align="center" draw:textarea-vertical-align="middle" draw:shadow-offset-x="0.0799in" draw:shadow-offset-y="0.0799in" draw:color-mode="standard" draw:luminance="0%" draw:contrast="0%" draw:gamma="100%" draw:red="0%" draw:green="0%" draw:blue="0%" fo:clip="rect(0in, 1.5598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ain Tractography Application</text:p>
      <text:p text:style-name="P2"/>
      <text:p text:style-name="P2"/>
      <text:p text:style-name="P3">Documentation </text:p>
      <text:p text:style-name="P3"><draw:g text:anchor-type="paragraph" draw:z-index="2" draw:style-name="gr3"><draw:frame draw:style-name="gr4" draw:text-style-name="P6" svg:width="1.885in" svg:height="1.3921in" svg:x="3.711in" svg:y="3.5575in"><draw:image xlink:href="Pictures/10000000000001CA000001605AAC5BAC.png" xlink:type="simple" xlink:show="embed" xlink:actuate="onLoad"><text:p/></draw:image></draw:frame><draw:frame draw:style-name="gr5" draw:text-style-name="P6" svg:width="1.9004in" svg:height="1.4685in" svg:x="3.6744in" svg:y="5.1492in"><draw:image xlink:href="Pictures/10000000000001D60000018236467958.png" xlink:type="simple" xlink:show="embed" xlink:actuate="onLoad"><text:p/></draw:image></draw:frame><draw:frame draw:style-name="gr6" draw:text-style-name="P6" svg:width="1.3224in" svg:height="1.6004in" svg:x="5.7524in" svg:y="4.4492in"><draw:image xlink:href="Pictures/100000000000012500000173EC5960A0.png" xlink:type="simple" xlink:show="embed" xlink:actuate="onLoad"><text:p/></draw:image></draw:frame></draw:g><draw:frame text:anchor-type="paragraph" draw:z-index="1" draw:style-name="gr2" draw:text-style-name="P6" svg:width="4.0669in" svg:height="3.4004in" svg:x="3.3236in" svg:y="0in"><draw:image xlink:href="Pictures/1000000000000372000002BAD29F5F93.png" xlink:type="simple" xlink:show="embed" xlink:actuate="onLoad"><text:p/></draw:image></draw:frame><draw:frame text:anchor-type="paragraph" draw:z-index="0" draw:style-name="gr1" draw:text-style-name="P6" svg:width="1.2004in" svg:height="1.1606in" svg:x="6.3665in" svg:y="6.6173in"><draw:image xlink:href="Pictures/10000201000001F4000001F4F0317D4C.png" xlink:type="simple" xlink:show="embed" xlink:actuate="onLoad"><text:p/></draw:image></draw:frame><draw:frame text:anchor-type="paragraph" draw:z-index="4" draw:style-name="gr7" draw:text-style-name="P6" svg:width="3.563in" svg:height="4.8378in" svg:x="-0.3882in" svg:y="1.1602in"><draw:image xlink:href="Pictures/10000000000003D60000039442F69B17.png" xlink:type="simple" xlink:show="embed" xlink:actuate="onLoad"><text:p/></draw:image></draw:frame></text:p>
      <text:p text:style-name="P4"><draw:frame text:anchor-type="paragraph" draw:z-index="3" draw:style-name="gr1" draw:text-style-name="P6" svg:width="1.2004in" svg:height="1.1606in" svg:x="6.3555in" svg:y="8.3409in"><draw:image xlink:href="Pictures/10000201000001F4000001F4F0317D4C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12" draw:display-name="Dashed (var) 12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2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in" fo:margin-right="0.0783in" fo:margin-top="0.0398in" fo:margin-bottom="0.0398in" style:contextual-spacing="false" fo:text-align="center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2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in" fo:margin-right="0in" fo:margin-top="0in" fo:margin-bottom="0.128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in" fo:margin-right="0in" fo:margin-top="0in" fo:margin-bottom="0.0957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in" fo:margin-right="0in" fo:margin-top="0in" fo:margin-bottom="0.0638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28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0957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638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19in" style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Lohit Hindi" fo:font-family="'Lohit Hindi'" style:font-family-generic="roman" fo:font-size="18pt" style:letter-kerning="true" style:font-size-asian="18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aele Puechmaille</meta:initial-creator>
    <meta:creation-date>2016-05-11T17:05:30.108830926</meta:creation-date>
    <dc:date>2016-05-12T12:30:17.713591830</dc:date>
    <dc:creator>Danaele Puechmaille</dc:creator>
    <meta:editing-duration>P0D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2" meta:paragraph-count="3" meta:word-count="5" meta:character-count="45" meta:non-whitespace-character-count="42"/>
  </office:meta>
</office:document-meta>
</file>